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nsemble de ces traits font de Cirilla une personne difficilement appréciable en dehors du cadre professionnel ou politique. Peu de gens vont prendre le risque de s'acoquiner d'une telle cocotte minute ambulante -et à juste titre- prête à exploser à tout moment. Mais, pour être tout à fait honnête, c'est bien le cadet des soucis de l'élue. Car l'aversion qu'on peut lui porter est bien souvent réciproque, la jeune femme ayant tendance à toiser de haut ses comparses -à quelques exceptions près-. Intransigeante et faisant preuve de peu de tolérance pour la faiblesse, cette dernière s'est toujours considérée supérieure à ses pairs à bien des égards et peine à traiter les autres sur un pied d'égalité. Et si son accession au rang d'élue lui aura donné partiellement raison -car a priori une élection divine peut faire office d'approbation-, elle a toujours des preuves à faire en ce qui concerne le reste de ses attrib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25T18:15:23.26</meta:creation-date>
    <dc:date>2023-08-25T22:55:55.94</dc:date>
    <meta:editing-duration>PT4H40M10S</meta:editing-duration>
    <meta:editing-cycles>55</meta:editing-cycles>
    <meta:generator>OpenOffice/4.1.13$Win32 OpenOffice.org_project/4113m1$Build-9810</meta:generator>
    <meta:document-statistic meta:table-count="0" meta:image-count="0" meta:object-count="0" meta:page-count="1" meta:paragraph-count="1" meta:word-count="154" meta:character-count="933"/>
  </office:meta>
</office:document-meta>
</file>